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06fd990" officeooo:paragraph-rsid="006fd990" style:font-size-asian="11pt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f61268" officeooo:paragraph-rsid="01f7345f" style:font-size-asian="11pt"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1349e85" officeooo:paragraph-rsid="01a05bc4" style:font-size-asian="11pt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ccea92" officeooo:paragraph-rsid="01ccea92" style:font-size-asian="11pt" style:font-weight-asian="bold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f32570" officeooo:paragraph-rsid="01f32570" style:font-size-asian="11pt" style:font-weight-asian="bold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ef6277" officeooo:paragraph-rsid="01ef6277" style:font-size-asian="11pt" style:font-weight-asian="bold" style:font-weight-complex="bold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20252c2" officeooo:paragraph-rsid="020252c2" style:font-size-asian="11pt" style:font-weight-asian="bold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20d0e3f" officeooo:paragraph-rsid="020d0e3f" style:font-size-asian="11pt" style:font-weight-asian="bold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20ef805" officeooo:paragraph-rsid="020ef805" style:font-size-asian="11pt" style:font-weight-asian="bold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28ef28" officeooo:paragraph-rsid="014fa92d" style:font-size-asian="11pt" style:font-weight-asian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6359b" officeooo:paragraph-rsid="0136359b" style:font-size-asian="11pt" style:font-weight-asian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c731e2" officeooo:paragraph-rsid="01c731e2" style:font-size-asian="11pt" style:font-weight-asian="normal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703d5a" officeooo:paragraph-rsid="01703d5a" style:font-size-asian="11pt" style:font-weight-asian="normal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d25302" officeooo:paragraph-rsid="01d25302" style:font-size-asian="11pt" style:font-weight-asian="normal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fb172" officeooo:paragraph-rsid="013fb172" style:font-size-asian="11pt" style:font-weight-asian="normal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5848b2" officeooo:paragraph-rsid="00ff930e" style:font-size-asian="11pt" style:font-weight-asian="normal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c7eefd" officeooo:paragraph-rsid="00c7eefd" style:font-size-asian="11pt" style:font-weight-asian="normal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f5691d" officeooo:paragraph-rsid="01f5757d" style:font-size-asian="11pt" style:font-weight-asian="normal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e33b40" officeooo:paragraph-rsid="00fc6e87" style:font-size-asian="11pt" style:font-weight-asian="normal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f85a16" officeooo:paragraph-rsid="01f85a16" style:font-size-asian="11pt" style:font-weight-asian="normal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6901e" officeooo:paragraph-rsid="0206901e" style:font-size-asian="11pt" style:font-weight-asian="normal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738c3" officeooo:paragraph-rsid="020738c3" style:font-size-asian="11pt" style:font-weight-asian="normal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56785e" officeooo:paragraph-rsid="0156785e" style:font-size-asian="11pt" style:font-weight-asian="normal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1324d1" officeooo:paragraph-rsid="021324d1" style:font-size-asian="11pt" style:font-weight-asian="normal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b0c62" officeooo:paragraph-rsid="020b0c62" style:font-size-asian="11pt" style:font-weight-asian="normal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18713d" officeooo:paragraph-rsid="0218713d" style:font-size-asian="11pt" style:font-weight-asian="normal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Arial" fo:font-size="13pt" fo:language="en" fo:country="none" fo:font-weight="normal" officeooo:rsid="00dc44bb" officeooo:paragraph-rsid="01eb5339" style:font-size-asian="13pt" style:font-weight-asian="normal" style:font-size-complex="13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officeooo:paragraph-rsid="00b790a2" fo:hyphenate="false" fo:hyphenation-remain-char-count="2" fo:hyphenation-push-char-count="2"/>
    </style:style>
    <style:style style:name="P2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Times New Roman" fo:font-size="14pt" fo:language="en" fo:country="none" fo:font-weight="normal" officeooo:rsid="00dc44bb" officeooo:paragraph-rsid="00c7eefd" style:font-size-asian="14pt" style:font-weight-asian="normal" style:font-size-complex="14pt" style:font-weight-complex="normal" fo:hyphenate="false" fo:hyphenation-remain-char-count="2" fo:hyphenation-push-char-count="2"/>
    </style:style>
    <style:style style:name="P30" style:family="paragraph" style:parent-style-name="Preformatted_20_Text">
      <style:text-properties style:font-name="Calibri" fo:font-size="11pt" fo:language="en" fo:country="none" officeooo:rsid="0270a294" officeooo:paragraph-rsid="000f530b" style:font-size-asian="11pt"/>
    </style:style>
    <style:style style:name="P31" style:family="paragraph" style:parent-style-name="Standard" style:master-page-name="Standard">
      <style:paragraph-properties fo:margin-top="0in" fo:margin-bottom="0.139in" loext:contextual-spacing="false" fo:line-height="100%" fo:text-align="start" style:justify-single-word="false" fo:orphans="0" fo:widows="0" fo:hyphenation-ladder-count="no-limit" style:page-number="auto" style:writing-mode="lr-tb"/>
      <style:text-properties style:font-name="Times New Roman" fo:font-size="13pt" fo:language="en" fo:country="none" officeooo:rsid="0043c557" officeooo:paragraph-rsid="01632c27" style:font-size-asian="13pt" style:font-size-complex="13pt" fo:hyphenate="false" fo:hyphenation-remain-char-count="2" fo:hyphenation-push-char-count="2"/>
    </style:style>
    <style:style style:name="P3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204457c" officeooo:paragraph-rsid="0204457c" style:font-size-asian="11pt" style:font-weight-asian="normal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21a673b" officeooo:paragraph-rsid="021a673b" style:font-size-asian="11pt" style:font-weight-asian="bold" style:font-weight-complex="bold" fo:hyphenate="false" fo:hyphenation-remain-char-count="2" fo:hyphenation-push-char-count="2"/>
    </style:style>
    <style:style style:name="T1" style:family="text">
      <style:text-properties officeooo:rsid="009077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5209d8" style:font-weight-asian="bold" style:font-weight-complex="bold"/>
    </style:style>
    <style:style style:name="T4" style:family="text">
      <style:text-properties fo:font-weight="bold" officeooo:rsid="01a1954b" style:font-weight-asian="bold" style:font-weight-complex="bold"/>
    </style:style>
    <style:style style:name="T5" style:family="text">
      <style:text-properties fo:font-weight="bold" officeooo:rsid="009077e3" style:font-weight-asian="bold" style:font-weight-complex="bold"/>
    </style:style>
    <style:style style:name="T6" style:family="text">
      <style:text-properties fo:font-weight="bold" officeooo:rsid="01d0d162" style:font-weight-asian="bold" style:font-weight-complex="bold"/>
    </style:style>
    <style:style style:name="T7" style:family="text">
      <style:text-properties officeooo:rsid="00cceb67"/>
    </style:style>
    <style:style style:name="T8" style:family="text">
      <style:text-properties officeooo:rsid="015209d8"/>
    </style:style>
    <style:style style:name="T9" style:family="text">
      <style:text-properties style:font-name="Calibri" fo:font-size="11pt" fo:language="en" fo:country="none" officeooo:rsid="00b790a2" style:font-size-asian="11pt"/>
    </style:style>
    <style:style style:name="T10" style:family="text">
      <style:text-properties style:font-name="Calibri" fo:font-size="11pt" fo:language="en" fo:country="none" officeooo:rsid="00bb5aa9" style:font-size-asian="11pt"/>
    </style:style>
    <style:style style:name="T11" style:family="text">
      <style:text-properties style:font-name="Calibri" fo:font-size="11pt" fo:language="en" fo:country="none" officeooo:rsid="00b96dfc" style:font-size-asian="11pt"/>
    </style:style>
    <style:style style:name="T12" style:family="text">
      <style:text-properties officeooo:rsid="01cc40b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weight-asian="normal" style:font-size-complex="13pt" style:font-weight-complex="normal"/>
    </style:style>
    <style:style style:name="T15" style:family="text">
      <style:text-properties fo:font-weight="normal" officeooo:rsid="0147ef8b" style:font-weight-asian="normal" style:font-size-complex="13pt" style:font-weight-complex="normal"/>
    </style:style>
    <style:style style:name="T16" style:family="text">
      <style:text-properties fo:font-weight="normal" officeooo:rsid="01795ef6" style:font-weight-asian="normal" style:font-size-complex="13pt" style:font-weight-complex="normal"/>
    </style:style>
    <style:style style:name="T17" style:family="text">
      <style:text-properties officeooo:rsid="01d487ae"/>
    </style:style>
    <style:style style:name="T18" style:family="text">
      <style:text-properties officeooo:rsid="01c70665"/>
    </style:style>
    <style:style style:name="T19" style:family="text">
      <style:text-properties officeooo:rsid="0270a294"/>
    </style:style>
    <style:style style:name="T20" style:family="text">
      <style:text-properties officeooo:rsid="01f8ba5c"/>
    </style:style>
    <style:style style:name="T21" style:family="text">
      <style:text-properties officeooo:rsid="01fc89f5"/>
    </style:style>
    <style:style style:name="T22" style:family="text">
      <style:text-properties officeooo:rsid="01fcb3f4"/>
    </style:style>
    <style:style style:name="T23" style:family="text">
      <style:text-properties officeooo:rsid="01fceff3"/>
    </style:style>
    <style:style style:name="T24" style:family="text">
      <style:text-properties officeooo:rsid="01fdef7b"/>
    </style:style>
    <style:style style:name="T25" style:family="text">
      <style:text-properties officeooo:rsid="01ff1144"/>
    </style:style>
    <style:style style:name="T26" style:family="text">
      <style:text-properties officeooo:rsid="01ff63e4"/>
    </style:style>
    <style:style style:name="T27" style:family="text">
      <style:text-properties officeooo:rsid="02038883"/>
    </style:style>
    <style:style style:name="T28" style:family="text">
      <style:text-properties officeooo:rsid="02091432"/>
    </style:style>
    <style:style style:name="T29" style:family="text">
      <style:text-properties officeooo:rsid="0216e453"/>
    </style:style>
    <style:style style:name="T30" style:family="text">
      <style:text-properties officeooo:rsid="021b73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pectator:<text:span text:style-name="T12"> change mode: follow player, free world ; follow other objects also – those which have CameraController attached ;</text:span></text:p>
      <text:p text:style-name="P3"><text:span text:style-name="T15">Score drawing:</text:span><text:span text:style-name="T14"> </text:span><text:span text:style-name="T16">add num of players for each team ? ; highlight local player ;</text:span></text:p>
      <text:p text:style-name="P2">settings menu – <text:span text:style-name="T19">restore all settings to default ;</text:span> add tabs (group settings by tabs)</text:p>
      <text:p text:style-name="P18">OnScreenMessageManager</text:p>
      <text:p text:style-name="P20">flood protection <text:span text:style-name="T20">for : chat, commands, </text:span></text:p>
      <text:p text:style-name="P21">choose team window should be closed when client disconnects</text:p>
      <text:p text:style-name="P22">add option to disable lo<text:span text:style-name="T28">ggin</text:span>g stack trace in console</text:p>
      <text:p text:style-name="P25">disable input field when console is closed – to prevent null reference exceptions</text:p>
      <text:p text:style-name="P26">add API for opening/closing scoreboard, console</text:p>
      <text:p text:style-name="P30"/>
      <text:p text:style-name="P30"/>
      <text:p text:style-name="P1"><text:span text:style-name="T13">Player class - it’s work should be splitted</text:span> –<text:span text:style-name="T1"> commands ; damage and health should be synced using controllable objects ; </text:span><text:span text:style-name="T5">damage drawing – </text:span><text:span text:style-name="T6">add option to turn off</text:span><text:span text:style-name="T1"> ;</text:span></text:p>
      <text:p text:style-name="P28"><text:span text:style-name="T9">too many stuff</text:span><text:span text:style-name="T10">s</text:span><text:span text:style-name="T9"> depend on teams : score drawing, spawn points, </text:span><text:span text:style-name="T11">round system, player, - it should be part of core</text:span></text:p>
      <text:p text:style-name="P10"><text:span text:style-name="T21">auto </text:span>team balance</text:p>
      <text:p text:style-name="P17">console commands – <text:span text:style-name="T7">clear, history, view log, </text:span></text:p>
      <text:p text:style-name="P13"><text:span text:style-name="T2">UI problems</text:span> – <text:span text:style-name="T8">console should be always on top ; </text:span><text:span text:style-name="T3">when window is opened, bring it to front, </text:span><text:span text:style-name="T4">and also when some menu is opened, bring it to back</text:span><text:span text:style-name="T3"> </text:span><text:span text:style-name="T8">;</text:span></text:p>
      <text:p text:style-name="P14">window manager – create window from existing canvas <text:span text:style-name="T17">or panel</text:span></text:p>
      <text:p text:style-name="P15">organize Bullet script</text:p>
      <text:p text:style-name="P11">add more information for teams : description, color, num wins, <text:span text:style-name="T22">is visible in scoreboard, </text:span></text:p>
      <text:p text:style-name="P23">server should be able to create windows with options on client – <text:span text:style-name="T24">allows for :</text:span> team <text:span text:style-name="T23">choosing, votemap, votekick, choose weapon, etc</text:span></text:p>
      <text:p text:style-name="P24">player prefs are not working – randomly saves configuration to disk or add new cvars</text:p>
      <text:p text:style-name="P12">editor tool for changing theme – check online</text:p>
      <text:p text:style-name="P4">editor tool for setting map cycle from build settings</text:p>
      <text:p text:style-name="P19">many scripts inherit from NetworkBehaviour only to have access to isServer and isClient – they can be easily changed to inherit MonoBehaviour – replace calls to extension methods IsServer() and IsClient() ;</text:p>
      <text:p text:style-name="P32"><text:soft-page-break/>when adding demo scene to map cycle, also adjust demo scene picture</text:p>
      <text:p text:style-name="P33">add builds on github – for windows, <text:span text:style-name="T30">linux</text:span> and android</text:p>
      <text:p text:style-name="P6">exit game <text:span text:style-name="T25">doesn’t work in editor</text:span></text:p>
      <text:p text:style-name="P9">detect multiple singleton objects (in GameManager) and log error</text:p>
      <text:p text:style-name="P7">add instructions how to : fire <text:span text:style-name="T27">(in demo scene)</text:span>, open scoreboard, open console, <text:span text:style-name="T29">create map, </text:span></text:p>
      <text:p text:style-name="P8">remove text from kill events UI</text:p>
      <text:p text:style-name="P5">console text display is <text:span text:style-name="T26">broken</text:span></text:p>
      <text:p text:style-name="P27">demo scene – <text:span text:style-name="T18">add more cubes</text:span></text:p>
      <text:p text:style-name="P2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7T16:28:34.277290661</dc:date>
    <meta:editing-duration>P16DT13H19M39S</meta:editing-duration>
    <meta:editing-cycles>512</meta:editing-cycles>
    <meta:document-statistic meta:table-count="0" meta:image-count="0" meta:object-count="0" meta:page-count="2" meta:paragraph-count="30" meta:word-count="351" meta:character-count="2146" meta:non-whitespace-character-count="1806"/>
  </office:meta>
</office:document-meta>
</file>